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font-name="Arial" fo:font-size="10pt" fo:font-style="normal" style:text-underline-style="none" fo:font-weight="bold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bold"/>
    </style:style>
    <style:style style:name="P3" style:family="paragraph">
      <style:paragraph-properties fo:text-align="end"/>
      <style:text-properties style:text-line-through-style="none" style:font-name="Arial" fo:font-size="9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text-line-through-style="none" style:font-name="Arial" fo:font-size="10pt" fo:font-style="normal" style:text-underline-style="none" fo:font-weight="normal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18cm" svg:stroke-color="#000000" draw:marker-start-width="0.379cm" draw:marker-end-width="0.37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draw:wrap-influence-on-position="once-concurrent"/>
    </style:style>
    <style:style style:name="gr5" style:family="graphic">
      <style:graphic-properties fo:border="none" draw:wrap-influence-on-position="once-concurren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ixed-text form:name="Label Field 1" form:control-implementation="ooo:com.sun.star.form.component.FixedText" xml:id="control1" form:id="control1" form:label="Empleado:"/>
          <form:fixed-text form:name="Label Field 1" form:control-implementation="ooo:com.sun.star.form.component.FixedText" xml:id="control2" form:id="control2" form:label="Tipo comida:"/>
          <form:textarea form:name="employe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ypeOfFoo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1" form:control-implementation="ooo:com.sun.star.form.component.FixedText" xml:id="control5" form:id="control5" form:label="Ticket Comedor"/>
          <form:fixed-text form:name="Label Field 2" form:control-implementation="ooo:com.sun.star.form.component.FixedText" xml:id="control6" form:id="control6" form:label="."/>
          <form:fixed-text form:name="Fecha" form:control-implementation="ooo:com.sun.star.form.component.FixedText" xml:id="control7" form:id="control7" form:label="Fecha:"/>
          <form:textarea form:name="dat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Fecha" form:control-implementation="ooo:com.sun.star.form.component.FixedText" xml:id="control9" form:id="control9" form:label="Credencial:"/>
          <form:textarea form:name="cardNumb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2.047cm" svg:height="0.502cm" svg:x="0.482cm" svg:y="1.998cm" draw:control="control1"/><draw:control text:anchor-type="paragraph" draw:z-index="1" draw:style-name="gr1" draw:text-style-name="P2" svg:width="1.992cm" svg:height="0.999cm" svg:x="0.482cm" svg:y="3.209cm" draw:control="control2"/><draw:control text:anchor-type="paragraph" draw:z-index="2" draw:style-name="gr2" draw:text-style-name="P3" svg:width="2.604cm" svg:height="1.003cm" svg:x="2.528cm" svg:y="1.998cm" draw:control="control3"/><draw:control text:anchor-type="paragraph" draw:z-index="3" draw:style-name="gr2" draw:text-style-name="P3" svg:width="2.423cm" svg:height="0.5cm" svg:x="2.75cm" svg:y="3.5cm" draw:control="control4"/><draw:control text:anchor-type="paragraph" draw:z-index="4" draw:style-name="gr1" draw:text-style-name="P4" svg:width="2.502cm" svg:height="0.502cm" svg:x="1.418cm" svg:y="0.497cm" draw:control="control5"/><draw:line text:anchor-type="paragraph" draw:z-index="5" draw:style-name="gr3" draw:text-style-name="P5" svg:x1="0.418cm" svg:y1="1.498cm" svg:x2="4.919cm" svg:y2="1.498cm"><text:p/></draw:line><draw:control text:anchor-type="paragraph" draw:z-index="6" draw:style-name="gr1" draw:text-style-name="P6" svg:width="5.502cm" svg:height="0.5cm" svg:x="1.102cm" svg:y="7.417cm" draw:control="control6"/><draw:control text:anchor-type="paragraph" draw:z-index="7" draw:style-name="gr4" draw:text-style-name="P1" svg:width="2.001cm" svg:height="0.502cm" svg:x="0cm" svg:y="0cm" draw:control="control7"/><draw:control text:anchor-type="paragraph" draw:z-index="8" draw:style-name="gr5" draw:text-style-name="P3" svg:width="2.871cm" svg:height="0.5cm" svg:x="0cm" svg:y="0cm" draw:control="control8"/><draw:control text:anchor-type="paragraph" draw:z-index="9" draw:style-name="gr1" draw:text-style-name="P1" svg:width="2.001cm" svg:height="0.502cm" svg:x="0.326cm" svg:y="5.66cm" draw:control="control9"/><draw:control text:anchor-type="paragraph" draw:z-index="10" draw:style-name="gr2" draw:text-style-name="P3" svg:width="2.647cm" svg:height="0.5cm" svg:x="2.512cm" svg:y="5.66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5cm" fo:page-height="7.9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09T13:09:34.90</meta:creation-date>
    <dc:date>2020-08-15T18:36:38.69</dc:date>
    <meta:editing-duration>PT1H58M49S</meta:editing-duration>
    <meta:editing-cycles>11</meta:editing-cycles>
    <meta:generator>OpenOffice/4.1.7$Win32 OpenOffice.org_project/417m1$Build-9800</meta:generator>
    <meta:document-statistic meta:table-count="0" meta:image-count="0" meta:object-count="0" meta:page-count="1" meta:paragraph-count="0" meta:word-count="0" meta:character-count="0"/>
  </office:meta>
</office:document-meta>
</file>